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parent-style-name="Text_20body" style:family="paragraph">
      <style:paragraph-properties style:master-page-name="Standard1"/>
      <style:text-properties fo:font-family="Times New Roman" fo:font-size="12.000000000000000pt"/>
    </style:style>
    <style:style style:name="T1" style:parent-style-name="Text_20body" style:family="text">
      <style:text-properties fo:font-weight="bold"/>
    </style:style>
    <style:style style:name="P2" style:parent-style-name="Text_20body" style:family="paragraph">
      <style:text-properties fo:font-family="Times New Roman" fo:font-size="12.000000000000000pt"/>
    </style:style>
    <style:style style:name="P3" style:parent-style-name="Text_20body" style:family="paragraph">
      <style:text-properties fo:font-weight="bold"/>
    </style:style>
    <style:style style:name="P4" style:parent-style-name="Text_20body" style:family="paragraph">
      <style:text-properties fo:font-family="Times New Roman" fo:font-size="12.000000000000000pt" fo:font-weight="bold"/>
    </style:style>
    <style:style style:name="P5" style:parent-style-name="Text_20body" style:family="paragraph"/>
    <style:style style:name="P6" style:parent-style-name="Text_20body" style:family="paragraph">
      <style:paragraph-properties fo:margin-left="70.894611005800002pt" fo:text-indent="-18.000031183000001pt"/>
    </style:style>
    <text:list-style style:name="L21" style:display-name="L2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</office:automatic-styles>
  <office:body>
    <office:text>
      <text:tracked-changes/>
      <text:page-sequence>
        <text:page text:master-page-name="Standard1"/>
      </text:page-sequence>
      <text:p text:style-name="P1"><text:bookmark text:name="bjia5"/><text:span text:style-name="T1">Name</text:span></text:p>
      <text:p text:style-name="P2"><text:bookmark text:name="bjia6"/>Der We<text:bookmark text:name="x9n40"/>g nach Holzbruck</text:p>
      <text:p text:style-name="P3"><text:bookmark text:name="bjia9"/></text:p>
      <text:p text:style-name="P2"><text:bookmark text:name="bjia11"/><text:span text:style-name="T1">Beschreibung</text:span></text:p>
      <text:p text:style-name="P2"><text:bookmark text:name="bjia12"/>Da der Herzog noch mehr Verbündete benötigt, sollt ihr in die flussaufwärts gelegene Stadt Holzbruck ziehen, um dort weitere Kriegsleute zu sammeln.</text:p>
      <text:p text:style-name="P2"><text:bookmark text:name="bjia14"/></text:p>
      <text:p text:style-name="P2"><text:bookmark text:name="bjia16"/><text:span text:style-name="T1">Typ</text:span></text:p>
      <text:p text:style-name="P2"><text:bookmark text:name="bjia17"/>Primär</text:p>
      <text:p text:style-name="P2"><text:bookmark text:name="x9n42"/></text:p>
      <text:p text:style-name="P2"><text:bookmark text:name="x9n43"/><text:span text:style-name="T1">Auftraggeber</text:span></text:p>
      <text:p text:style-name="P2"><text:bookmark text:name="bjia181"/>Heimrich</text:p>
      <text:p text:style-name="P4"><text:bookmark text:name="v1ic1"/></text:p>
      <text:p text:style-name="P2"><text:bookmark text:name="v1ic2"/><text:span text:style-name="T1">Verlauf</text:span></text:p>
      <text:p text:style-name="P2"><text:bookmark text:name="bjia184"/>Die Charaktere beten die Nordmänner darum, mit deren Schiff nach Holzbruck zu fahren. Die Nordmänner stimmen dem zu, da<text:s/><text:bookmark text:name="x9n44"/>sie noch etwas handeln möchten und es in Talras kaum Möglichkeiten dafür gab.</text:p>
      <text:p text:style-name="P2"><text:bookmark text:name="bjia19"/></text:p>
      <text:p text:style-name="P2"><text:bookmark text:name="bjia21"/><text:span text:style-name="T1">Ziele</text:span></text:p>
      <text:list text:style-name="L21">
        <text:list-item>
          <text:p text:style-name="P5">Bittet die Nordmänner, euch nach Holzbruck zu bringen.</text:p>
        </text:list-item>
        <text:list-item>
          <text:p text:style-name="P6"><text:bookmark text:name="bjia27"/>Belohnung: 1000 Erfahr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lor="#000000" fo:country="US" fo:font-family="Times New Roman" fo:font-size="12.000000000000000pt" fo:language="en"/>
    </style:default-style>
    <style:style style:name="List" style:display-name="List" style:family="paragraph">
      <style:paragraph-properties fo:background-color="transparent" fo:line-height="100%" fo:margin-bottom="0.000000000000000pt" fo:margin-left="0.000000000000000pt" fo:margin-right="0.000000000000000pt" fo:margin-top="0.0000000000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Sender" style:display-name="Sender" style:family="paragraph">
      <style:paragraph-properties fo:background-color="transparent" fo:line-height="100%" fo:margin-bottom="0.000000000000000pt" fo:margin-left="4.308668881600000pt" fo:margin-right="4.308668881600000pt" fo:margin-top="0.0000000000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0.000000000000000pt" fo:font-style="italic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Horizontal_20Line" style:display-name="Horizontal Line" style:family="paragraph" style:next-style-name="Text_20body">
      <style:paragraph-properties fo:background-color="transparent" fo:border-bottom="0.056693pt double #808080" fo:line-height="100%" fo:margin-bottom="14.144906394200000pt" fo:margin-left="4.308668881600000pt" fo:margin-right="4.308668881600000pt" fo:margin-top="0.000000000000000pt" fo:padding-bottom="0.000000000000000pt" fo:padding-left="0.000000000000000pt" fo:padding-right="0.000000000000000pt" fo:padding-top="0.000000000000000pt" fo:text-align="start" fo:text-indent="0.000000000000000pt" style:border-line-width-bottom="0.056693pt 0.992128pt 0.056693pt" style:tab-stop-distance="35.461478755799995pt" style:writing-mode="lr-tb"/>
      <style:text-properties fo:background-color="transparent" fo:color="#000000" fo:country="DE" fo:font-family="Verdana" fo:font-size="6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Standard" style:display-name="Standard" style:family="paragraph">
      <style:paragraph-properties fo:background-color="transparent" fo:line-height="100%" fo:margin-bottom="4.308668881600000pt" fo:margin-left="4.308668881600000pt" fo:margin-right="4.308668881600000pt" fo:margin-top="4.3086688816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Caption" style:display-name="Caption" style:family="paragraph">
      <style:paragraph-properties fo:background-color="transparent" fo:line-height="100%" fo:margin-bottom="6.009459229600000pt" fo:margin-left="4.308668881600000pt" fo:margin-right="4.308668881600000pt" fo:margin-top="6.0094592296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2.000000000000000pt" fo:font-style="italic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Footer" style:display-name="Footer" style:family="paragraph">
      <style:paragraph-properties fo:background-color="transparent" fo:line-height="100%" fo:margin-bottom="4.308668881600000pt" fo:margin-left="4.308668881600000pt" fo:margin-right="4.308668881600000pt" fo:margin-top="4.308668881600000pt" fo:text-align="start" fo:text-indent="0.000000000000000pt" style:tab-stop-distance="35.461478755799995pt" style:writing-mode="lr-tb">
        <style:tab-stops>
          <style:tab-stop style:position="240.88860628840pt" style:type="center" style:leader-type="none" style:leader-style="none" style:leader-width="auto" style:leader-color="font-color"/>
          <style:tab-stop style:position="481.86225209420pt" style:type="right" style:leader-type="none" style:leader-style="none" style:leader-width="auto" style:leader-color="font-color"/>
        </style:tab-stops>
      </style:paragraph-properties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Table_20Contents" style:display-name="Table Contents" style:family="paragraph">
      <style:paragraph-properties fo:background-color="transparent" fo:line-height="100%" fo:margin-bottom="0.000000000000000pt" fo:margin-left="0.000000000000000pt" fo:margin-right="0.000000000000000pt" fo:margin-top="0.0000000000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Heading_201" style:display-name="Heading 1" style:family="paragraph" style:next-style-name="Text_20body">
      <style:paragraph-properties fo:background-color="transparent" fo:line-height="100%" fo:margin-bottom="14.144906394200000pt" fo:margin-left="4.308668881600000pt" fo:margin-right="4.308668881600000pt" fo:margin-top="11.990571953400000pt" fo:text-align="start" fo:text-indent="0.000000000000000pt" style:tab-stop-distance="35.461478755799995pt" style:writing-mode="lr-tb"/>
      <style:text-properties fo:background-color="transparent" fo:color="#000000" fo:country="DE" fo:font-family="Times New Roman" fo:font-size="24.000000000000000pt" fo:font-variant="normal" fo:font-weight="bold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Heading" style:display-name="Heading" style:family="paragraph" style:next-style-name="Text_20body">
      <style:paragraph-properties fo:background-color="transparent" fo:line-height="100%" fo:margin-bottom="14.144906394200000pt" fo:margin-left="4.308668881600000pt" fo:margin-right="4.308668881600000pt" fo:margin-top="11.990571953400000pt" fo:text-align="start" fo:text-indent="0.000000000000000pt" style:tab-stop-distance="35.461478755799995pt" style:writing-mode="lr-tb"/>
      <style:text-properties fo:background-color="transparent" fo:color="#000000" fo:country="DE" fo:font-family="Albany" fo:font-size="14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Header" style:display-name="Header" style:family="paragraph">
      <style:paragraph-properties fo:background-color="transparent" fo:line-height="100%" fo:margin-bottom="4.308668881600000pt" fo:margin-left="4.308668881600000pt" fo:margin-right="4.308668881600000pt" fo:margin-top="4.308668881600000pt" fo:text-align="start" fo:text-indent="0.000000000000000pt" style:tab-stop-distance="35.461478755799995pt" style:writing-mode="lr-tb">
        <style:tab-stops>
          <style:tab-stop style:position="240.88860628840pt" style:type="center" style:leader-type="none" style:leader-style="none" style:leader-width="auto" style:leader-color="font-color"/>
          <style:tab-stop style:position="481.86225209420pt" style:type="right" style:leader-type="none" style:leader-style="none" style:leader-width="auto" style:leader-color="font-color"/>
        </style:tab-stops>
      </style:paragraph-properties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Text_20body" style:display-name="Text body" style:family="paragraph">
      <style:paragraph-properties fo:background-color="transparent" fo:line-height="100%" fo:margin-bottom="0.000000000000000pt" fo:margin-left="0.000000000000000pt" fo:margin-right="0.000000000000000pt" fo:margin-top="0.000000000000000pt" fo:text-align="start" fo:text-indent="0.000000000000000pt" style:tab-stop-distance="35.461478755799995pt" style:writing-mode="lr-tb"/>
      <style:text-properties fo:background-color="transparent" fo:color="#000000" fo:country="DE" fo:font-family="Verdana" fo:font-size="10.000000000000000pt" fo:font-variant="normal" fo:font-weight="normal" fo:language="de" style:text-line-through-mode="continuous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style style:name="Bullet_20Symbols" style:display-name="Bullet Symbols" style:family="text">
      <style:text-properties fo:font-family="OpenSymbol"/>
    </style:style>
  </office:styles>
  <office:automatic-styles>
    <style:page-layout style:name="pm1" style:page-usage="all">
      <style:page-layout-properties fo:margin-bottom="28.346505799999999pt" fo:margin-left="56.693011599999998pt" fo:margin-right="28.346505799999999pt" fo:margin-top="28.346505799999999pt" fo:page-height="792.001372051999965pt" fo:page-width="612.001060221999978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0</meta:generator>
    <dc:title/>
    <meta:initial-creator>Unbekannt</meta:initial-creator>
    <meta:editing-cycles>6</meta:editing-cycles>
    <dc:date>2009-12-13T14:25:46</dc:date>
    <meta:creation-date>2008-08-13T14:21:16</meta:creation-date>
    <dc:creator>Tamino Dauth</dc:creator>
  </office:meta>
</office:document-meta>
</file>